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 style:font-pitch="variable"/>
    <style:font-face style:name="Nunito1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fab8f"/>
    </style:style>
    <style:style style:name="P2" style:family="paragraph" style:parent-style-name="Standard">
      <style:paragraph-properties fo:text-align="start" style:justify-single-word="false"/>
      <style:text-properties officeooo:paragraph-rsid="0034d2b7"/>
    </style:style>
    <style:style style:name="P3" style:family="paragraph" style:parent-style-name="Standard">
      <style:paragraph-properties fo:text-align="start" style:justify-single-word="false"/>
      <style:text-properties officeooo:paragraph-rsid="00367a04"/>
    </style:style>
    <style:style style:name="P4" style:family="paragraph" style:parent-style-name="Standard">
      <style:paragraph-properties fo:text-align="start" style:justify-single-word="false"/>
      <style:text-properties officeooo:paragraph-rsid="004caf31"/>
    </style:style>
    <style:style style:name="P5" style:family="paragraph" style:parent-style-name="Standard">
      <style:paragraph-properties fo:text-align="start" style:justify-single-word="false"/>
      <style:text-properties officeooo:paragraph-rsid="00606a9c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2f5c98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weight="bold" style:font-name-asian="Times New Roman1" style:font-size-asian="6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normal" fo:font-weight="normal" officeooo:rsid="001dc00e" officeooo:paragraph-rsid="002999ad" style:letter-kerning="false" style:font-name-asian="Times New Roman1" style:font-size-asian="5.25pt" style:language-asian="zh" style:country-asian="CN" style:font-style-asian="normal" style:font-weight-asian="normal" style:font-name-complex="Nunito1" style:font-size-complex="6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italic" style:text-underline-style="none" fo:font-weight="normal" officeooo:rsid="001bd93d" officeooo:paragraph-rsid="002999ad" style:letter-kerning="false" style:font-name-asian="Times New Roman1" style:font-size-asian="5.25pt" style:language-asian="zh" style:country-asian="CN" style:font-style-asian="italic" style:font-weight-asian="normal" style:font-name-complex="Nunito1" style:font-size-complex="6pt" style:language-complex="ar" style:country-complex="SA" style:font-style-complex="italic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style:font-name-asian="Times New Roman1" style:font-size-asian="6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officeooo:paragraph-rsid="001b3a4d" style:font-name-asian="Times New Roman1" style:font-size-asian="6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style:text-underline-style="solid" style:text-underline-type="double" style:text-underline-width="auto" style:text-underline-color="font-color" fo:font-weight="normal" officeooo:paragraph-rsid="001b3a4d" style:font-name-asian="Times New Roman1" style:font-size-asian="5.25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weight="normal" officeooo:rsid="00606a9c" officeooo:paragraph-rsid="00606a9c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style="normal" fo:font-weight="normal" officeooo:rsid="006e0f76" officeooo:paragraph-rsid="004caf31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unito" officeooo:paragraph-rsid="00316291"/>
    </style:style>
    <style:style style:name="P16" style:family="paragraph" style:parent-style-name="Standard">
      <style:paragraph-properties fo:text-align="start" style:justify-single-word="false"/>
      <style:text-properties style:font-name="Nunito" officeooo:paragraph-rsid="002fab8f"/>
    </style:style>
    <style:style style:name="P17" style:family="paragraph" style:parent-style-name="Standard">
      <style:paragraph-properties fo:text-align="start" style:justify-single-word="false"/>
      <style:text-properties style:font-name="Nunito" fo:font-size="6pt" fo:font-weight="bold" officeooo:paragraph-rsid="002999ad" style:font-size-asian="5.25pt" style:font-weight-asian="bold" style:font-name-complex="Nunito1" style:font-size-complex="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Nunito" fo:font-size="6pt" fo:font-style="normal" fo:font-weight="bold" style:font-size-asian="6pt" style:font-style-asian="normal" style:font-weight-asian="bold" style:font-name-complex="Nunito1" style:font-size-complex="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Nunito" fo:font-size="6pt" style:font-size-asian="6pt" style:font-size-complex="6pt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6pt" style:font-name-complex="Nunito1" style:font-size-complex="6pt"/>
    </style:style>
    <style:style style:name="P21" style:family="paragraph" style:parent-style-name="Standard">
      <style:paragraph-properties fo:text-align="start" style:justify-single-word="false"/>
      <style:text-properties style:font-name="Nunito" fo:font-size="6pt" fo:font-style="italic" fo:font-weight="normal" style:font-size-asian="6pt" style:font-style-asian="italic" style:font-weight-asian="normal" style:font-name-complex="Nunito1" style:font-size-complex="6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/>
      <style:text-properties style:font-name="Nunito" fo:font-size="10pt" fo:font-weight="bold" officeooo:paragraph-rsid="002999ad" style:font-size-asian="10pt" style:font-weight-asian="bold" style:font-name-complex="Nunito1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Nunito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Nunito"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Nunito" fo:font-size="10pt" fo:font-style="normal" fo:font-weight="normal" officeooo:rsid="0038a2b9" officeooo:paragraph-rsid="004caf31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1b3a4d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316291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2e6" loext:opacity="100%" style:font-name="Nunito" fo:font-size="6pt" fo:language="en" fo:country="GB" fo:font-weight="bold" style:font-name-asian="Times New Roman1" style:font-size-asian="5.25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officeooo:paragraph-rsid="00606a9c"/>
    </style:style>
    <style:style style:name="P32" style:family="paragraph" style:parent-style-name="Standard">
      <style:paragraph-properties fo:text-align="start" style:justify-single-word="false"/>
      <style:text-properties officeooo:paragraph-rsid="007d125b"/>
    </style:style>
    <style:style style:name="P33" style:family="paragraph" style:parent-style-name="Standard" style:list-style-name="List_20_1">
      <style:paragraph-properties fo:text-align="start" style:justify-single-word="false"/>
      <style:text-properties officeooo:paragraph-rsid="0086c31a"/>
    </style:style>
    <style:style style:name="P34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officeooo:paragraph-rsid="001bd93d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35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36" style:family="paragraph" style:parent-style-name="Standard" style:list-style-name="WWNum6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style="normal" fo:font-weight="normal" officeooo:rsid="006e0f76" officeooo:paragraph-rsid="0086c31a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P38" style:family="paragraph" style:parent-style-name="Standard" style:list-style-name="WWNum6">
      <style:paragraph-properties fo:margin-top="0cm" fo:margin-bottom="0cm" style:contextual-spacing="false" fo:line-height="100%" fo:text-align="start" style:justify-single-word="false"/>
      <style:text-properties style:font-name="Nunito" officeooo:paragraph-rsid="001bd93d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7d125b"/>
    </style:style>
    <style:style style:name="P40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style:font-name="Nunito" fo:font-size="10pt" officeooo:paragraph-rsid="007dcb22" style:font-size-asian="10pt" style:font-name-complex="Nunito1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Nunito" fo:font-size="10pt" fo:font-weight="bold" officeooo:paragraph-rsid="007b33cf" style:font-size-asian="10pt" style:font-weight-asian="bold" style:font-name-complex="Nunito1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Nunito" fo:font-size="10pt" fo:font-style="normal" fo:font-weight="normal" officeooo:paragraph-rsid="0086c31a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officeooo:paragraph-rsid="007d125b" style:font-size-asian="5.25pt" style:font-size-complex="6pt"/>
    </style:style>
    <style:style style:name="P44" style:family="paragraph" style:parent-style-name="Standard">
      <style:paragraph-properties fo:text-align="start" style:justify-single-word="false"/>
      <style:text-properties style:font-name="Nunito" fo:font-size="6pt" fo:font-style="normal" fo:font-weight="normal" style:font-size-asian="6pt" style:font-style-asian="normal" style:font-weight-asian="normal" style:font-name-complex="Nunito1" style:font-size-complex="6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Nunito" fo:font-size="6pt" officeooo:paragraph-rsid="0086c31a" style:font-size-asian="6pt" style:font-size-complex="6pt"/>
    </style:style>
    <style:style style:name="P46" style:family="paragraph" style:parent-style-name="Standard">
      <style:paragraph-properties fo:text-align="start" style:justify-single-word="false"/>
      <style:text-properties fo:color="#0082e6" loext:opacity="100%" style:font-name="Nunito" fo:font-size="6pt" fo:language="en" fo:country="GB" fo:font-weight="bold" officeooo:rsid="001b3a4d" officeooo:paragraph-rsid="002999ad" style:letter-kerning="false" style:font-name-asian="Times New Roman1" style:font-size-asian="5.25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6pt" officeooo:paragraph-rsid="007d125b" style:font-size-asian="5.25pt" style:font-size-complex="6pt"/>
    </style:style>
    <style:style style:name="P48" style:family="paragraph" style:parent-style-name="Standard">
      <style:paragraph-properties fo:text-align="start" style:justify-single-word="false"/>
      <style:text-properties fo:font-size="6pt" officeooo:paragraph-rsid="0086c31a" style:font-size-asian="5.25pt" style:font-size-complex="6pt"/>
    </style:style>
    <style:style style:name="T1" style:family="text">
      <style:text-properties fo:color="#0082e6" loext:opacity="100%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2" style:family="text">
      <style:text-properties fo:color="#0082e6" loext:opacity="10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3" style:family="text">
      <style:text-properties fo:color="#0082e6" loext:opacity="100%" fo:font-size="10pt" fo:language="en" fo:country="GB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4" style:family="text">
      <style:text-properties fo:color="#0082e6" loext:opacity="100%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5" style:family="text">
      <style:text-properties fo:color="#0082e6" loext:opacity="100%" style:font-name="Nunito" fo:font-size="10pt" fo:font-style="normal" style:text-underline-style="none" fo:font-weight="bold" officeooo:rsid="0034d2b7" style:font-size-asian="10pt" style:font-style-asian="normal" style:font-weight-asian="bold" style:font-name-complex="Nunito1" style:font-size-complex="10pt" style:font-style-complex="normal" style:font-weight-complex="bold"/>
    </style:style>
    <style:style style:name="T6" style:family="text">
      <style:text-properties fo:color="#0082e6" loext:opacity="100%" style:font-name="Nunito" fo:font-size="10pt" fo:font-style="normal" style:text-underline-style="none" fo:font-weight="bold" officeooo:rsid="00367a04" style:font-size-asian="10pt" style:font-style-asian="normal" style:font-weight-asian="bold" style:font-name-complex="Nunito1" style:font-size-complex="10pt" style:font-style-complex="normal" style:font-weight-complex="bold"/>
    </style:style>
    <style:style style:name="T7" style:family="text">
      <style:text-properties fo:color="#0082e6" loext:opacity="100%"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8" style:family="text">
      <style:text-properties fo:color="#0082e6" loext:opacity="100%" style:font-name="Nunito" fo:font-size="10pt" fo:language="en" fo:country="GB" fo:font-style="normal" style:text-underline-style="none" fo:font-weight="bold" officeooo:rsid="0037193f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9" style:family="text">
      <style:text-properties fo:color="#0082e6" loext:opacity="100%" style:font-name="Nunito" fo:font-size="10pt" fo:language="en" fo:country="GB" fo:font-style="normal" style:text-underline-style="none" fo:font-weight="bold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10" style:family="text">
      <style:text-properties fo:color="#0082e6" loext:opacity="100%" style:font-name="Nunito" fo:font-size="10pt" fo:language="en" fo:country="GB" fo:font-style="normal" style:text-underline-style="none" fo:font-weight="bold" officeooo:rsid="0064aeba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11" style:family="text">
      <style:text-properties fo:color="#0082e6" loext:opacity="100%" style:font-name="Nunito" fo:font-size="10pt" fo:language="en" fo:country="GB" fo:font-style="normal" style:text-underline-style="none" fo:font-weight="normal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12" style:family="text">
      <style:text-properties fo:color="#0082e6" loext:opacity="100%" style:font-name="Nunito" fo:font-size="10pt" fo:language="en" fo:country="GB" fo:font-style="normal" style:text-underline-style="none" fo:font-weight="normal" officeooo:rsid="0036bb9b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13" style:family="text">
      <style:text-properties fo:color="#0082e6" loext:opacity="100%" style:font-name="Nunito" fo:font-size="10pt" fo:language="en" fo:country="GB" style:text-underline-style="none" fo:font-weight="bold" officeooo:rsid="0038a2b9" style:letter-kerning="false" style:font-name-asian="Times New Roman1" style:font-size-asian="10pt" style:language-asian="zh" style:country-asian="CN" style:font-weight-asian="bold" style:font-name-complex="Garamond1" style:font-size-complex="10pt" style:language-complex="ar" style:country-complex="SA" style:font-weight-complex="bold"/>
    </style:style>
    <style:style style:name="T14" style:family="text">
      <style:text-properties fo:color="#0082e6" loext:opacity="100%" style:font-name="Nunito" fo:font-size="10pt" fo:language="en" fo:country="GB" style:text-underline-style="none" fo:font-weight="bold" officeooo:rsid="007d125b" style:letter-kerning="false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15" style:family="text">
      <style:text-properties fo:color="#0082e6" loext:opacity="100%" style:font-name="Nunito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16" style:family="text">
      <style:text-properties fo:color="#0082e6" loext:opacity="100%" style:font-name="Nunito" fo:font-size="10pt" fo:language="en" fo:country="GB" style:text-underline-style="none" fo:font-weight="normal" officeooo:rsid="0036bb9b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17" style:family="text">
      <style:text-properties fo:color="#0082e6" loext:opacity="100%" style:font-name="Nunito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18" style:family="text">
      <style:text-properties fo:color="#0082e6" loext:opacity="100%" style:font-name="Nunito" fo:font-size="10pt" style:text-underline-style="none" officeooo:rsid="002f5c98" style:font-size-asian="10pt" style:font-size-complex="10pt"/>
    </style:style>
    <style:style style:name="T19" style:family="text">
      <style:text-properties fo:color="#0082e6" loext:opacity="100%" style:font-name="Nunito" fo:font-size="10pt" style:text-underline-style="none" style:font-size-asian="10pt" style:font-name-complex="Nunito1" style:font-size-complex="10pt"/>
    </style:style>
    <style:style style:name="T20" style:family="text">
      <style:text-properties fo:color="#0082e6" loext:opacity="100%" style:font-name="Nunito" fo:font-size="10pt" style:text-underline-style="none" fo:font-weight="bold" style:font-size-asian="10pt" style:font-weight-asian="bold" style:font-name-complex="Nunito1" style:font-size-complex="10pt" style:font-weight-complex="bold"/>
    </style:style>
    <style:style style:name="T21" style:family="text">
      <style:text-properties fo:color="#0082e6" loext:opacity="100%" style:font-name="Nunito" fo:font-size="10pt" style:text-underline-style="none" fo:font-weight="bold" style:font-size-asian="10pt" style:font-weight-asian="bold" style:font-size-complex="10pt" style:font-weight-complex="bold"/>
    </style:style>
    <style:style style:name="T22" style:family="text">
      <style:text-properties fo:color="#0082e6" loext:opacity="100%" style:font-name="Nunito" fo:font-size="10pt" style:text-underline-style="none" fo:font-weight="bold" officeooo:rsid="002f5c98" style:font-size-asian="10pt" style:font-weight-asian="bold" style:font-size-complex="10pt" style:font-weight-complex="bold"/>
    </style:style>
    <style:style style:name="T23" style:family="text">
      <style:text-properties fo:color="#0082e6" loext:opacity="100%" style:font-name="Nunito" fo:font-size="36pt" style:text-underline-style="none" style:font-size-asian="36pt" style:font-name-complex="Nunito1" style:font-size-complex="36pt"/>
    </style:style>
    <style:style style:name="T24" style:family="text">
      <style:text-properties fo:color="#0082e6" loext:opacity="100%" fo:language="en" fo:country="GB" officeooo:rsid="001b3a4d" style:letter-kerning="false" style:font-name-asian="Times New Roman1" style:language-asian="zh" style:country-asian="CN" style:language-complex="ar" style:country-complex="SA"/>
    </style:style>
    <style:style style:name="T25" style:family="text">
      <style:text-properties fo:color="#0082e6" loext:opacity="10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26" style:family="text">
      <style:text-properties fo:color="#0082e6" loext:opacity="100%" fo:language="en" fo:country="GB" style:text-underline-style="none" officeooo:rsid="001b3a4d" style:letter-kerning="false" style:font-name-asian="Times New Roman1" style:language-asian="zh" style:country-asian="CN" style:language-complex="ar" style:country-complex="SA"/>
    </style:style>
    <style:style style:name="T27" style:family="text">
      <style:text-properties style:use-window-font-color="true" loext:opacity="0%" style:text-position="0% 10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1" style:font-size-complex="10pt" style:language-complex="ar" style:country-complex="SA" style:font-style-complex="italic" style:font-weight-complex="normal"/>
    </style:style>
    <style:style style:name="T28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29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30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31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32" style:family="text">
      <style:text-properties style:use-window-font-color="true" loext:opacity="0%" fo:font-size="8pt" fo:language="en" fo:country="GB" fo:font-style="italic" style:text-underline-style="none" fo:font-weight="normal" officeooo:rsid="007ad9d6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33" style:family="text">
      <style:text-properties style:use-window-font-color="true" loext:opacity="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34" style:family="text">
      <style:text-properties style:use-window-font-color="true" loext:opacity="0%" fo:language="en" fo:country="GB" fo:font-style="normal" style:text-underline-style="none" fo:font-weight="normal" officeooo:rsid="007b33cf" style:letter-kerning="false" style:font-name-asian="Times New Roman1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35" style:family="text">
      <style:text-properties style:use-window-font-color="true" loext:opacity="0%" fo:language="en" fo:country="GB" fo:font-style="italic" style:text-underline-style="none" fo:font-weight="normal" officeooo:rsid="001bd93d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36" style:family="text">
      <style:text-properties style:use-window-font-color="true" loext:opacity="0%" fo:language="en" fo:country="GB" fo:font-style="italic" style:text-underline-style="none" fo:font-weight="normal" officeooo:rsid="007b33cf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37" style:family="text">
      <style:text-properties style:use-window-font-color="true" loext:opacity="0%" fo:language="en" fo:country="GB" officeooo:rsid="001d2f93" style:letter-kerning="false" style:font-name-asian="Times New Roman1" style:language-asian="zh" style:country-asian="CN" style:language-complex="ar" style:country-complex="SA"/>
    </style:style>
    <style:style style:name="T38" style:family="text">
      <style:text-properties style:use-window-font-color="true" loext:opacity="0%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9" style:family="text">
      <style:text-properties style:use-window-font-color="true" loext:opacity="0%" fo:font-size="10pt" fo:language="en" fo:country="GB" fo:font-weight="normal" officeooo:rsid="00316291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0" style:family="text">
      <style:text-properties style:use-window-font-color="true" loext:opacity="0%" fo:font-size="10pt" fo:language="en" fo:country="GB" fo:font-weight="normal" officeooo:rsid="001b3a4d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1" style:family="text">
      <style:text-properties style:use-window-font-color="true" loext:opacity="0%" fo:font-size="10pt" fo:language="en" fo:country="GB" fo:font-weight="normal" officeooo:rsid="001bd93d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2" style:family="text">
      <style:text-properties style:use-window-font-color="true" loext:opacity="0%" fo:font-size="10pt" fo:language="en" fo:country="GB" fo:font-weight="normal" officeooo:rsid="001c1694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3" style:family="text">
      <style:text-properties style:use-window-font-color="true" loext:opacity="0%" fo:font-size="10pt" fo:language="en" fo:country="GB" fo:font-weight="normal" style:font-name-asian="Nunito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4" style:family="text">
      <style:text-properties style:use-window-font-color="true" loext:opacity="0%" fo:font-size="10pt" fo:language="en" fo:country="GB" fo:font-style="normal" style:text-underline-style="none" fo:font-weight="normal" officeooo:rsid="001bd93d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45" style:family="text">
      <style:text-properties style:use-window-font-color="true" loext:opacity="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46" style:family="text">
      <style:text-properties style:use-window-font-color="true" loext:opacity="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1" style:font-size-complex="10pt" style:language-complex="ar" style:country-complex="SA" style:font-style-complex="italic" style:font-weight-complex="normal"/>
    </style:style>
    <style:style style:name="T47" style:family="text">
      <style:text-properties style:use-window-font-color="true" loext:opacity="0%" fo:font-size="10pt" fo:font-weight="normal" style:font-name-asian="Nunito1" style:font-size-asian="10pt" style:font-weight-asian="normal" style:font-size-complex="10pt" style:font-weight-complex="normal"/>
    </style:style>
    <style:style style:name="T48" style:family="text">
      <style:text-properties style:use-window-font-color="true" loext:opacity="0%" fo:font-size="10pt" fo:font-weight="normal" officeooo:rsid="0080a629" style:font-name-asian="Nunito1" style:font-size-asian="10pt" style:font-weight-asian="normal" style:font-size-complex="10pt" style:font-weight-complex="normal"/>
    </style:style>
    <style:style style:name="T49" style:family="text">
      <style:text-properties style:use-window-font-color="true" loext:opacity="0%" fo:font-size="10pt" fo:font-weight="normal" officeooo:rsid="0083c988" style:font-name-asian="Nunito1" style:font-size-asian="10pt" style:font-weight-asian="normal" style:font-size-complex="10pt" style:font-weight-complex="normal"/>
    </style:style>
    <style:style style:name="T50" style:family="text">
      <style:text-properties style:use-window-font-color="true" loext:opacity="0%" fo:font-size="10pt" fo:font-weight="normal" officeooo:rsid="0086c31a" style:font-name-asian="Nunito1" style:font-size-asian="10pt" style:font-weight-asian="normal" style:font-size-complex="10pt" style:font-weight-complex="normal"/>
    </style:style>
    <style:style style:name="T51" style:family="text">
      <style:text-properties style:use-window-font-color="true" loext:opacity="0%" fo:font-size="10pt" fo:font-weight="normal" officeooo:rsid="00878701" style:font-name-asian="Nunito1" style:font-size-asian="10pt" style:font-weight-asian="normal" style:font-size-complex="10pt" style:font-weight-complex="normal"/>
    </style:style>
    <style:style style:name="T52" style:family="text">
      <style:text-properties style:use-window-font-color="true" loext:opacity="0%" style:font-name="Nunito" fo:font-size="6pt" style:text-underline-style="none" style:font-name-asian="Nunito1" style:font-size-asian="5.25pt" style:font-name-complex="Nunito1" style:font-size-complex="6pt"/>
    </style:style>
    <style:style style:name="T53" style:family="text">
      <style:text-properties style:use-window-font-color="true" loext:opacity="0%" style:font-name="Nunito" fo:font-size="6pt" fo:language="en" fo:country="GB" fo:font-style="normal" style:text-underline-style="none" fo:font-weight="normal" officeooo:rsid="004171fe" style:letter-kerning="false" style:font-name-asian="Times New Roman1" style:font-size-asian="5.25pt" style:language-asian="zh" style:country-asian="CN" style:font-style-asian="normal" style:font-weight-asian="normal" style:font-name-complex="Nunito1" style:font-size-complex="6pt" style:language-complex="ar" style:country-complex="SA" style:font-style-complex="normal" style:font-weight-complex="normal"/>
    </style:style>
    <style:style style:name="T54" style:family="text">
      <style:text-properties style:use-window-font-color="true" loext:opacity="0%" style:font-name="Nunito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55" style:family="text">
      <style:text-properties style:use-window-font-color="true" loext:opacity="0%" style:font-name="Nunito" fo:font-size="10pt" fo:language="en" fo:country="GB" fo:font-weight="normal" officeooo:rsid="00416b25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56" style:family="text">
      <style:text-properties style:use-window-font-color="true" loext:opacity="0%" style:font-name="Nunito" fo:font-size="10pt" fo:language="en" fo:country="GB" fo:font-style="normal" fo:font-weight="normal" officeooo:rsid="001dc00e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57" style:family="text">
      <style:text-properties style:use-window-font-color="true" loext:opacity="0%" style:font-name="Nunito" fo:font-size="10pt" fo:language="en" fo:country="GB" fo:font-style="normal" fo:font-weight="normal" officeooo:rsid="002999ad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58" style:family="text">
      <style:text-properties style:use-window-font-color="true" loext:opacity="0%" style:font-name="Nunito" fo:font-size="10pt" fo:language="en" fo:country="GB" fo:font-style="normal" fo:font-weight="normal" officeooo:rsid="002c90e3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59" style:family="text">
      <style:text-properties style:use-window-font-color="true" loext:opacity="0%" style:font-name="Nunito" fo:font-size="10pt" fo:language="en" fo:country="GB" fo:font-style="normal" fo:font-weight="bold" officeooo:rsid="001dc00e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60" style:family="text">
      <style:text-properties style:use-window-font-color="true" loext:opacity="0%" style:font-name="Nunito" fo:font-size="10pt" fo:language="en" fo:country="GB" fo:font-style="normal" fo:font-weight="bold" officeooo:rsid="0034d2b7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61" style:family="text">
      <style:text-properties style:use-window-font-color="true" loext:opacity="0%" style:font-name="Nunito" fo:font-size="10pt" fo:language="en" fo:country="GB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62" style:family="text">
      <style:text-properties style:use-window-font-color="true" loext:opacity="0%" style:font-name="Nunito" fo:font-size="10pt" fo:language="en" fo:country="GB" fo:font-weight="bold" officeooo:rsid="00606a9c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63" style:family="text">
      <style:text-properties style:use-window-font-color="true" loext:opacity="0%" style:font-name="Nunito"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64" style:family="text">
      <style:text-properties style:use-window-font-color="true" loext:opacity="0%" style:font-name="Nunito" fo:font-size="10pt" fo:font-style="normal" style:text-underline-style="none" fo:font-weight="bold" officeooo:rsid="007d125b" style:font-size-asian="10pt" style:font-style-asian="normal" style:font-weight-asian="bold" style:font-name-complex="Nunito1" style:font-size-complex="10pt" style:font-style-complex="normal" style:font-weight-complex="bold"/>
    </style:style>
    <style:style style:name="T65" style:family="text">
      <style:text-properties style:use-window-font-color="true" loext:opacity="0%" style:font-name="Nunito" fo:font-size="10pt" fo:font-style="normal" style:text-underline-style="none" fo:font-weight="normal" officeooo:rsid="00829c80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66" style:family="text">
      <style:text-properties style:use-window-font-color="true" loext:opacity="0%"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67" style:family="text">
      <style:text-properties style:use-window-font-color="true" loext:opacity="0%" style:font-name="Nunito" fo:font-size="10pt" fo:font-style="italic" style:text-underline-style="none" fo:font-weight="normal" officeooo:rsid="001bd93d" style:font-size-asian="10pt" style:font-style-asian="italic" style:font-weight-asian="normal" style:font-name-complex="Nunito1" style:font-size-complex="10pt" style:font-style-complex="italic" style:font-weight-complex="normal"/>
    </style:style>
    <style:style style:name="T68" style:family="text">
      <style:text-properties style:use-window-font-color="true" loext:opacity="0%" style:font-name="Nunito" fo:font-size="10pt" fo:font-style="italic" style:text-underline-style="none" fo:font-weight="normal" officeooo:rsid="007b33cf" style:font-size-asian="10pt" style:font-style-asian="italic" style:font-weight-asian="normal" style:font-name-complex="Nunito1" style:font-size-complex="10pt" style:font-style-complex="italic" style:font-weight-complex="normal"/>
    </style:style>
    <style:style style:name="T69" style:family="text">
      <style:text-properties style:use-window-font-color="true" loext:opacity="0%" style:font-name="Nunito" fo:font-size="10pt" fo:font-style="italic" style:text-underline-style="none" fo:font-weight="normal" officeooo:rsid="00829c80" style:font-size-asian="10pt" style:font-style-asian="italic" style:font-weight-asian="normal" style:font-name-complex="Nunito1" style:font-size-complex="10pt" style:font-style-complex="italic" style:font-weight-complex="normal"/>
    </style:style>
    <style:style style:name="T70" style:family="text">
      <style:text-properties style:use-window-font-color="true" loext:opacity="0%" style:font-name="Nunito" fo:font-size="8pt" fo:font-style="italic" style:text-underline-style="none" fo:font-weight="normal" style:font-size-asian="8pt" style:font-style-asian="italic" style:font-weight-asian="normal" style:font-name-complex="Nunito1" style:font-size-complex="8pt" style:font-style-complex="italic" style:font-weight-complex="normal"/>
    </style:style>
    <style:style style:name="T71" style:family="text">
      <style:text-properties style:use-window-font-color="true" loext:opacity="0%" style:font-name="Nunito" fo:font-size="8pt" fo:font-style="italic" style:text-underline-style="none" fo:font-weight="normal" officeooo:rsid="003981f3" style:font-size-asian="8pt" style:font-style-asian="italic" style:font-weight-asian="normal" style:font-name-complex="Nunito1" style:font-size-complex="8pt" style:font-style-complex="italic" style:font-weight-complex="normal"/>
    </style:style>
    <style:style style:name="T72" style:family="text">
      <style:text-properties style:use-window-font-color="true" loext:opacity="0%" style:font-name="Nunito" fo:font-size="8pt" fo:font-style="italic" style:text-underline-style="none" fo:font-weight="normal" officeooo:rsid="007ad9d6" style:font-size-asian="8pt" style:font-style-asian="italic" style:font-weight-asian="normal" style:font-name-complex="Nunito1" style:font-size-complex="8pt" style:font-style-complex="italic" style:font-weight-complex="normal"/>
    </style:style>
    <style:style style:name="T73" style:family="text">
      <style:text-properties style:use-window-font-color="true" loext:opacity="0%" style:font-name="Nunito" fo:font-size="8pt" fo:font-style="italic" style:text-underline-style="none" fo:font-weight="normal" officeooo:rsid="007d125b" style:font-size-asian="8pt" style:font-style-asian="italic" style:font-weight-asian="normal" style:font-name-complex="Nunito1" style:font-size-complex="8pt" style:font-style-complex="italic" style:font-weight-complex="normal"/>
    </style:style>
    <style:style style:name="T74" style:family="text">
      <style:text-properties style:use-window-font-color="true" loext:opacity="0%" style:font-name="Nunito" fo:font-size="8pt" fo:font-style="italic" fo:font-weight="normal" style:font-size-asian="8pt" style:font-style-asian="italic" style:font-weight-asian="normal" style:font-name-complex="Nunito1" style:font-size-complex="8pt" style:font-style-complex="italic" style:font-weight-complex="normal"/>
    </style:style>
    <style:style style:name="T75" style:family="text">
      <style:text-properties style:use-window-font-color="true" loext:opacity="0%" style:font-name="Nunito" fo:font-size="8pt" fo:font-style="italic" fo:font-weight="normal" officeooo:rsid="007ab732" style:font-size-asian="8pt" style:font-style-asian="italic" style:font-weight-asian="normal" style:font-name-complex="Nunito1" style:font-size-complex="8pt" style:font-style-complex="italic" style:font-weight-complex="normal"/>
    </style:style>
    <style:style style:name="T76" style:family="text">
      <style:text-properties style:use-window-font-color="true" loext:opacity="0%" style:font-name="Nunito" fo:font-size="8pt" fo:font-style="italic" fo:font-weight="normal" officeooo:rsid="007ad9d6" style:font-size-asian="8pt" style:font-style-asian="italic" style:font-weight-asian="normal" style:font-name-complex="Nunito1" style:font-size-complex="8pt" style:font-style-complex="italic" style:font-weight-complex="normal"/>
    </style:style>
    <style:style style:name="T77" style:family="text">
      <style:text-properties style:use-window-font-color="true" loext:opacity="0%" style:font-name="Nunito" fo:font-size="8pt" fo:language="en" fo:country="GB" fo:font-style="italic" fo:font-weight="normal" officeooo:rsid="007ab732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78" style:family="text">
      <style:text-properties style:use-window-font-color="true" loext:opacity="0%" style:font-name="Nunito" fo:font-style="italic" style:text-underline-style="none" fo:font-weight="normal" officeooo:rsid="007b33cf" style:font-style-asian="italic" style:font-weight-asian="normal" style:font-name-complex="Nunito1" style:font-style-complex="italic" style:font-weight-complex="normal"/>
    </style:style>
    <style:style style:name="T79" style:family="text">
      <style:text-properties style:use-window-font-color="true" loext:opacity="0%" fo:font-weight="normal" style:font-weight-asian="normal" style:font-weight-complex="normal"/>
    </style:style>
    <style:style style:name="T80" style:family="text">
      <style:text-properties style:use-window-font-color="true" loext:opacity="0%" fo:font-weight="normal" officeooo:rsid="0086c31a" style:font-name-asian="Nunito1" style:font-weight-asian="normal" style:font-weight-complex="normal"/>
    </style:style>
    <style:style style:name="T81" style:family="text">
      <style:text-properties officeooo:rsid="001b3a4d"/>
    </style:style>
    <style:style style:name="T82" style:family="text">
      <style:text-properties officeooo:rsid="001bd93d"/>
    </style:style>
    <style:style style:name="T83" style:family="text">
      <style:text-properties officeooo:rsid="00367a04"/>
    </style:style>
    <style:style style:name="T84" style:family="text">
      <style:text-properties fo:font-size="10pt" style:font-size-asian="10pt" style:font-name-complex="Nunito1" style:font-size-complex="10pt"/>
    </style:style>
    <style:style style:name="T85" style:family="text">
      <style:text-properties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86" style:family="text">
      <style:text-properties fo:font-size="10pt" fo:font-style="normal" style:text-underline-style="none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87" style:family="text">
      <style:text-properties fo:font-size="10pt" style:font-name-asian="Nunito1" style:font-size-asian="10pt" style:font-name-complex="Nunito1" style:font-size-complex="10pt"/>
    </style:style>
    <style:style style:name="T88" style:family="text">
      <style:text-properties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89" style:family="text">
      <style:text-properties style:font-name="Nunito" fo:font-size="10pt" fo:font-style="normal" fo:font-weight="normal" officeooo:rsid="002999ad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90" style:family="text">
      <style:text-properties style:font-name="Nunito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91" style:family="text">
      <style:text-properties style:font-name="Nunito" fo:font-size="10pt" fo:font-style="normal" fo:font-weight="bold" officeooo:rsid="0034d2b7" style:font-size-asian="10pt" style:font-style-asian="normal" style:font-weight-asian="bold" style:font-name-complex="Nunito1" style:font-size-complex="10pt" style:font-style-complex="normal" style:font-weight-complex="bold"/>
    </style:style>
    <style:style style:name="T92" style:family="text">
      <style:text-properties style:font-name="Nunito" fo:font-size="10pt" fo:font-style="normal" fo:font-weight="bold" officeooo:rsid="002999ad" style:font-size-asian="10pt" style:font-style-asian="normal" style:font-weight-asian="bold" style:font-name-complex="Nunito1" style:font-size-complex="10pt" style:font-style-complex="normal" style:font-weight-complex="bold"/>
    </style:style>
    <style:style style:name="T93" style:family="text">
      <style:text-properties style:font-name="Nunito" fo:font-size="10pt" fo:font-weight="bold" style:font-size-asian="10pt" style:font-weight-asian="bold" style:font-name-complex="Nunito1" style:font-size-complex="10pt" style:font-weight-complex="bold"/>
    </style:style>
    <style:style style:name="T94" style:family="text">
      <style:text-properties officeooo:rsid="007dcb22"/>
    </style:style>
    <style:style style:name="T95" style:family="text">
      <style:text-properties officeooo:rsid="001d2f93"/>
    </style:style>
    <style:style style:name="T96" style:family="text">
      <style:text-properties officeooo:rsid="0080a629"/>
    </style:style>
    <style:style style:name="T97" style:family="text">
      <style:text-properties officeooo:rsid="0038a2b9" style:font-name-asian="Nunito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31"><text:a xlink:type="simple" xlink:href="https://www.markodowd.dev/" text:style-name="Internet_20_link" text:visited-style-name="Visited_20_Internet_20_Link"><text:span text:style-name="T23">Mark O’Dowd</text:span></text:a><text:span text:style-name="T19"> </text:span></text:p>
        <text:p text:style-name="P5"><text:span text:style-name="T15"/></text:p>
        <text:p text:style-name="P5"><text:span text:style-name="T61">SOFTWARE ENGINEE</text:span><text:span text:style-name="T62">R</text:span><text:span text:style-name="T61"> <text:s text:c="5"/><text:tab/><text:tab/></text:span><text:span text:style-name="T17">●</text:span><text:span text:style-name="T54"> = </text:span><text:span text:style-name="T55">hyper</text:span><text:span text:style-name="T54">link</text:span></text:p>
        <text:p text:style-name="P13">TypeScript <text:span text:style-name="T96">&amp; </text:span>Python</text:p>
      </text:section>
      <text:p text:style-name="P7"/>
      <text:p text:style-name="P15"><text:span text:style-name="T39">Experienced software engineer specialising in modern full-stack web applications with React (Next.js), Django and AWS. Combining deep web development knowledge with AWS certifications, I bring applications from initial design through to production with a strong focus on performance, scalability and cost efficiency. I have hands-on experience with CI/CD pipelines, cloud-native infrastructure and application architecture. I am an active learner and open-source contributor consistently exploring new languages, tools and workflows to improve efficiency and engineering quality.</text:span></text:p>
      <text:p text:style-name="P1"><text:span text:style-name="Internet_20_link"><text:span text:style-name="T52"/></text:span></text:p>
      <text:p text:style-name="P6"><text:a xlink:type="simple" xlink:href="mailto:contact@markodowd.dev" text:style-name="Internet_20_link" text:visited-style-name="Visited_20_Internet_20_Link"><text:span text:style-name="Internet_20_link"><text:span text:style-name="T20">c</text:span></text:span><text:span text:style-name="Internet_20_link"><text:span text:style-name="T21">ontact@markod</text:span></text:span><text:span text:style-name="Internet_20_link"><text:span text:style-name="T20">o</text:span></text:span><text:span text:style-name="Internet_20_link"><text:span text:style-name="T21">wd.de</text:span></text:span><text:span text:style-name="T22">v</text:span></text:a><text:span text:style-name="T22"> </text:span><text:span text:style-name="T18"><text:s text:c="4"/></text:span><text:a xlink:type="simple" xlink:href="tel:+7768282434" text:style-name="Internet_20_link" text:visited-style-name="Visited_20_Internet_20_Link"><text:span text:style-name="T21">07</text:span><text:span text:style-name="T15">768282434</text:span></text:a><text:span text:style-name="T16"> <text:s text:c="4"/></text:span><text:a xlink:type="simple" xlink:href="https://www.markodowd.dev/" text:style-name="Internet_20_link" text:visited-style-name="Visited_20_Internet_20_Link"><text:span text:style-name="Internet_20_link"><text:span text:style-name="T9">markodowd.dev</text:span></text:span></text:a><text:span text:style-name="Internet_20_link"><text:span text:style-name="T12"> <text:s text:c="4"/></text:span></text:span><text:a xlink:type="simple" xlink:href="https://www.linkedin.com/in/markodowd2/" text:style-name="Internet_20_link" text:visited-style-name="Visited_20_Internet_20_Link"><text:span text:style-name="Internet_20_link"><text:span text:style-name="T10">in/markodowd2</text:span></text:span></text:a><text:span text:style-name="Internet_20_link"><text:span text:style-name="T21"> <text:s text:c="2"/></text:span></text:span><text:span text:style-name="Internet_20_link"><text:span text:style-name="T11"><text:s text:c="2"/></text:span></text:span><text:a xlink:type="simple" xlink:href="https://www.leetcode.com/u/markodowd" text:style-name="Internet_20_link" text:visited-style-name="Visited_20_Internet_20_Link"><text:span text:style-name="Internet_20_link"><text:span text:style-name="T10">leetcode.com/u/markodowd</text:span></text:span></text:a></text:p>
      <text:p text:style-name="P17"/>
      <text:p text:style-name="P23">CERTIFIC<text:span text:style-name="T83">ATIONS</text:span></text:p>
      <text:p text:style-name="P8"/>
      <text:section text:style-name="Sect1" text:name="Section1">
        <text:p text:style-name="P3"><text:span text:style-name="T56">AWS</text:span><text:span text:style-name="T59"> </text:span><text:span text:style-name="T57">Certified </text:span><text:span text:style-name="T58">Solutions Architect</text:span><text:span text:style-name="T88"> – </text:span><text:span text:style-name="T60">SAA</text:span><text:span text:style-name="T90">-C0</text:span><text:span text:style-name="T91">3</text:span><text:span text:style-name="T90"> – </text:span><text:a xlink:type="simple" xlink:href="https://cp.certmetrics.com/amazon/en/public/verify/credential/99597869b2b646e0817788459a545da4" text:style-name="Internet_20_link" text:visited-style-name="Visited_20_Internet_20_Link"><text:span text:style-name="T5">Verify</text:span></text:a></text:p>
        <text:p text:style-name="P2"><text:span text:style-name="T56">AWS</text:span><text:span text:style-name="T59"> </text:span><text:span text:style-name="T89">Certified Cloud Practitioner – </text:span><text:span text:style-name="T92">CLF-C02 – </text:span><text:a xlink:type="simple" xlink:href="https://cp.certmetrics.com/amazon/en/public/verify/credential/5e89a2261c694a02a802e05d8331d7d9" text:style-name="Internet_20_link" text:visited-style-name="Visited_20_Internet_20_Link"><text:span text:style-name="T6">Verify</text:span></text:a></text:p>
      </text:section>
      <text:p text:style-name="P44"><text:span text:style-name="T71"/></text:p>
      <text:p text:style-name="P25">EXPERIENCE</text:p>
      <text:p text:style-name="P46"/>
      <text:p text:style-name="P32"><text:a xlink:type="simple" xlink:href="https://www.markodowd.dev/" text:style-name="Internet_20_link" text:visited-style-name="Visited_20_Internet_20_Link"><text:span text:style-name="T14">Mark O’Dowd</text:span></text:a><text:span text:style-name="T93"> </text:span><text:span text:style-name="T63">– </text:span><text:span text:style-name="T64">FULL STACK</text:span><text:span text:style-name="T63"> </text:span><text:span text:style-name="T64">DEVELOPER </text:span><text:span text:style-name="T63">– </text:span><text:span text:style-name="T70">React, Next</text:span><text:span text:style-name="T72">JS</text:span><text:span text:style-name="T70">, TypeScript, AWS, </text:span><text:span text:style-name="T73">Python, Django </text:span><text:span text:style-name="T63">– </text:span><text:span text:style-name="T65">Mar</text:span><text:span text:style-name="T67"> </text:span><text:span text:style-name="T68">202</text:span><text:span text:style-name="T69">5</text:span><text:span text:style-name="T67"> – </text:span><text:span text:style-name="T69">Present</text:span></text:p>
      <text:p text:style-name="P47"><text:span text:style-name="T78"/></text:p>
      <text:p text:style-name="P39"><text:span text:style-name="T47"><text:s text:c="6"/></text:span><text:span text:style-name="T48">Using the full range of skills that I have acquired I have been freelancing for various startups and projects such as Fight or Flight design studio, IrishTrad.ie and </text:span><text:span text:style-name="T50">an</text:span><text:span text:style-name="T48"> order management system for </text:span><text:span text:style-name="T50">a device repair shop </text:span><text:span text:style-name="T51">(Repair Rehab)</text:span></text:p>
      <text:p text:style-name="P43"><text:span text:style-name="T80"/></text:p>
      <text:list text:style-name="List_20_1">
        <text:list-header>
          <text:p text:style-name="P33"><text:a xlink:type="simple" xlink:href="https://www.fightorflight.studio/" text:style-name="Internet_20_link" text:visited-style-name="Visited_20_Internet_20_Link"><text:span text:style-name="Internet_20_link"><text:span text:style-name="T8">FightOrFlight.Studio</text:span></text:span></text:a><text:span text:style-name="T63"> – </text:span><text:span text:style-name="T70">Next</text:span><text:span text:style-name="T72">JS</text:span><text:span text:style-name="T70">, </text:span><text:span text:style-name="T72">React,</text:span><text:span text:style-name="T70"> TypeScript, </text:span><text:span text:style-name="T72">Tailwind, </text:span><text:span text:style-name="T70">AWS, </text:span><text:span text:style-name="T71">CMS (Contentful)</text:span></text:p>
        </text:list-header>
      </text:list>
      <text:p text:style-name="P45"/>
      <text:p text:style-name="P37"><text:s text:c="4"/>I developed a custom portfolio website for Manchester-based creative studio Fight or Flight, handling both the frontend and backend as well as the supporting AWS infrastructure. I set up automated staging and production environments that the studio owner can deploy to independently. I assisted with domain configuration, migrating to Cloudflare to benefit from its performance and security features. Additionally, I integrated Contentful as the CMS and configured the necessary DNS records to ensure secure and reliable email delivery.</text:p>
      <text:p text:style-name="P48"/>
      <text:list text:continue-numbering="true" text:style-name="List_20_1">
        <text:list-header>
          <text:p text:style-name="P33"><text:a xlink:type="simple" xlink:href="https://www.irishtrad.ie/" text:style-name="Internet_20_link" text:visited-style-name="Visited_20_Internet_20_Link"><text:span text:style-name="Internet_20_link"><text:span text:style-name="T13">IrishTrad.ie</text:span></text:span></text:a><text:span text:style-name="T7"> </text:span><text:span text:style-name="T66">– </text:span><text:span text:style-name="T74">N</text:span><text:span text:style-name="T75">ext</text:span><text:span text:style-name="T76">JS</text:span><text:span text:style-name="T75">,</text:span><text:span text:style-name="T74"> </text:span><text:span text:style-name="T75">React, </text:span><text:span text:style-name="T74">TypeScript, </text:span><text:span text:style-name="T76">Python, Tailwind, </text:span><text:span text:style-name="T77">AWS, Django</text:span></text:p>
        </text:list-header>
      </text:list>
      <text:p text:style-name="P45"/>
      <text:p text:style-name="P42"><text:span text:style-name="T97"><text:s text:c="4"/>Irish Trad is a full-stack web application providing sheet music, ear-training modules, and interactive practice tools including a chromatic tuner and metronome. Built as a long-term passion project, it reflects my commitment to creating useful, community-focused tools for the Irish traditional music ecosystem.</text:span></text:p>
      <text:p text:style-name="P43"><text:span text:style-name="T79"/></text:p>
      <text:p text:style-name="P41"><text:a xlink:type="simple" xlink:href="https://www.dawsonandrews.com/" text:style-name="Internet_20_link" text:visited-style-name="Visited_20_Internet_20_Link"><text:span text:style-name="T26">Dawson Andrews</text:span></text:a><text:span text:style-name="T24"> </text:span><text:span text:style-name="T33">– SOFTWARE ENGINEER</text:span><text:span text:style-name="T25"> </text:span><text:span text:style-name="T33">– </text:span><text:span text:style-name="T30">React, Next</text:span><text:span text:style-name="T32">JS</text:span><text:span text:style-name="T30">, TypeScript, AWS, </text:span><text:span text:style-name="T31">Vue, Nuxt</text:span><text:span text:style-name="T25"> </text:span><text:span text:style-name="T33">– </text:span><text:span text:style-name="T34">May</text:span><text:span text:style-name="T35"> </text:span><text:span text:style-name="T36">2024</text:span><text:span text:style-name="T35"> – Mar 202</text:span><text:span text:style-name="T36">5</text:span></text:p>
      <text:p text:style-name="P9"/>
      <text:p text:style-name="P28"><text:span text:style-name="T43"><text:s text:c="6"/></text:span><text:span text:style-name="T38">Dawson Andrews specialise in product design, strategy, and software development </text:span></text:p>
      <text:p text:style-name="P11"/>
      <text:list text:style-name="WWNum5">
        <text:list-item>
          <text:p text:style-name="P34">Designed <text:span text:style-name="T81">React </text:span><text:span text:style-name="T82">(</text:span><text:span text:style-name="T81">Next</text:span><text:span text:style-name="T82">)</text:span><text:span text:style-name="T81"> template with best practices </text:span><text:span text:style-name="T82">and modern tools</text:span><text:span text:style-name="T81"> for </text:span><text:span text:style-name="T82">use in </text:span><text:span text:style-name="T81">future products</text:span> </text:p>
        </text:list-item>
        <text:list-item>
          <text:p text:style-name="P34"><text:span text:style-name="T82">D</text:span>eveloped complex software application <text:span text:style-name="T81">using Vue </text:span><text:span text:style-name="T82">(</text:span><text:span text:style-name="T81">Nuxt</text:span><text:span text:style-name="T82">)</text:span></text:p>
        </text:list-item>
      </text:list>
      <text:p text:style-name="P12"/>
      <text:p text:style-name="P16"><text:a xlink:type="simple" xlink:href="https://www.hurree.co/" text:style-name="Internet_20_link" text:visited-style-name="Visited_20_Internet_20_Link"><text:span text:style-name="T4">Hurree</text:span></text:a><text:span text:style-name="T2"> </text:span><text:span text:style-name="T45">– SOFTWARE ENGINEER</text:span><text:span text:style-name="T2"> </text:span><text:span text:style-name="T45">– </text:span><text:span text:style-name="T28">React, </text:span><text:span text:style-name="T29">Django, </text:span><text:span text:style-name="T28">TypeScript, </text:span><text:span text:style-name="T29">Python</text:span><text:span text:style-name="T2"> </text:span><text:span text:style-name="T45">– </text:span><text:span text:style-name="T38">Jan 2023 – Mar 2024</text:span></text:p>
      <text:p text:style-name="P10"/>
      <text:p text:style-name="P27"><text:span text:style-name="T43"><text:s text:c="6"/></text:span><text:span text:style-name="T38">Hurree is a cross-platform analytics dashboard that enables teams to unify data to gain one high-level overview</text:span></text:p>
      <text:p text:style-name="P10"/>
      <text:list text:continue-numbering="true" text:style-name="WWNum5">
        <text:list-item>
          <text:p text:style-name="P35">Collaborated with cross-functional teams to deliver high-quality software solutions <text:span text:style-name="T82">using React &amp; Django</text:span></text:p>
        </text:list-item>
        <text:list-item>
          <text:p text:style-name="P35">Conducted code reviews and provided constructive feedback to team members</text:p>
        </text:list-item>
      </text:list>
      <text:p text:style-name="P22"/>
      <text:p text:style-name="P29"><text:span text:style-name="T3">Micro Focus</text:span><text:span text:style-name="T2"> </text:span><text:span text:style-name="T45">– SOFTWARE ENGINEER</text:span><text:span text:style-name="T2"> </text:span><text:span text:style-name="T45">– </text:span><text:span text:style-name="T28">React, </text:span><text:span text:style-name="T29">TypeScript</text:span><text:span text:style-name="T2"> </text:span><text:span text:style-name="T45">– </text:span><text:span text:style-name="T44">Apr 2022 – Nov 2022</text:span></text:p>
      <text:p text:style-name="P10"/>
      <text:p text:style-name="P27"><text:span text:style-name="T43"><text:s text:c="6"/></text:span><text:span text:style-name="T38">Micro Focus is one of the world’s largest enterprise software providers delivering mission-critical technology</text:span></text:p>
      <text:p text:style-name="P10"/>
      <text:list text:style-name="WWNum6">
        <text:list-item>
          <text:p text:style-name="P38"><text:span text:style-name="T41">Incorporated React into legacy Java project to allow localisation of </text:span><text:span text:style-name="T42">application</text:span></text:p>
        </text:list-item>
        <text:list-item>
          <text:p text:style-name="P36">Mentored junior developers and provided technical guidance</text:p>
        </text:list-item>
      </text:list>
      <text:p text:style-name="P30"/>
      <text:p text:style-name="P15"><text:span text:style-name="T3">VML Technology</text:span><text:span text:style-name="T2"> </text:span><text:span text:style-name="T45">– WEB ENGINEER</text:span><text:span text:style-name="T2"> </text:span><text:span text:style-name="T45">– </text:span><text:span text:style-name="T28">React, </text:span><text:span text:style-name="T29">Django, </text:span><text:span text:style-name="T28">TypeScript, </text:span><text:span text:style-name="T29">Python</text:span><text:span text:style-name="T2"> </text:span><text:span text:style-name="T45">– </text:span><text:span text:style-name="T46">N</text:span><text:span text:style-name="T27">ov 2019 – Mar 2022</text:span></text:p>
      <text:p text:style-name="P20"/>
      <text:p text:style-name="P27"><text:span text:style-name="T87"><text:s text:c="6"/></text:span><text:span text:style-name="T84">VML Technology pioneers new levels of video maximizing engagement through real-time convergence of data</text:span></text:p>
      <text:p text:style-name="P20"/>
      <text:list text:style-name="WWNum7">
        <text:list-item>
          <text:p text:style-name="P40"><text:span text:style-name="T84">Designed and implemented responsive and user-friendly interfaces </text:span><text:span text:style-name="T94">with React</text:span></text:p>
        </text:list-item>
        <text:list-item>
          <text:p text:style-name="P40">Developed <text:span text:style-name="T37">API endpoints </text:span><text:span text:style-name="T95">using Django </text:span>and maintained web applications using modern technologies</text:p>
        </text:list-item>
      </text:list>
      <text:p text:style-name="P21"/>
      <text:p text:style-name="P24">EDUCATION</text:p>
      <text:p text:style-name="P18"/>
      <text:p text:style-name="P15"><text:span text:style-name="T1">Queens University Belfast</text:span><text:span text:style-name="T2"> </text:span><text:span text:style-name="T45">– </text:span><text:span text:style-name="T85">BACHELOR OF SCIENCE IN MUSIC TECHNOLOGY &amp; SONIC ARTS</text:span><text:span text:style-name="T2"> </text:span><text:span text:style-name="T45">– </text:span><text:span text:style-name="T86">2012 – 201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 style:font-pitch="variable"/>
    <style:font-face style:name="Nunito1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pt" fo:language="en" fo:country="GB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Garamond1" style:font-family-complex="Garamond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388cm" style:contextual-spacing="false" style:line-height-at-least="0.423cm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left="-3.81cm" fo:margin-right="0cm" fo:text-align="start" style:justify-single-word="false" fo:text-indent="0cm" style:auto-text-indent="false"/>
      <style:text-properties fo:font-size="11.5pt" fo:letter-spacing="0.035cm" style:letter-kerning="true" style:font-size-asian="11.5pt" style:font-size-complex="11.5pt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10pt" fo:letter-spacing="0.009cm" style:font-size-asian="10pt" style:font-size-complex="10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.423cm" fo:margin-bottom="0.388cm" style:contextual-spacing="false" fo:text-align="start" style:justify-single-word="false"/>
      <style:text-properties fo:font-size="10pt" fo:letter-spacing="-0.004cm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top="0.423cm" fo:margin-bottom="0cm" style:contextual-spacing="false" fo:text-align="start" style:justify-single-word="false"/>
      <style:text-properties fo:font-variant="normal" fo:text-transform="none" fo:font-size="12pt" fo:letter-spacing="0.009cm" fo:font-style="italic" style:font-size-asian="12pt" style:font-style-asian="italic" style:font-size-complex="12pt" style:font-style-complex="italic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top="0.423cm" fo:margin-bottom="0.388cm" style:contextual-spacing="false" fo:text-align="start" style:justify-single-word="false"/>
      <style:text-properties fo:font-size="9pt" fo:letter-spacing="0.035cm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style:line-height-at-least="0.423cm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start" style:justify-single-word="false" fo:keep-with-next="always"/>
      <style:text-properties style:font-name="GDDEZZ+Frutiger-Roman" fo:font-family="GDDEZZ+Frutiger-Roman, Arial" style:font-family-generic="roman" style:font-pitch="variable" fo:font-size="8pt" fo:font-style="italic" fo:font-weight="bold" style:font-size-asian="8pt" style:font-style-asian="italic" style:font-weight-asian="bold" style:font-name-complex="GDDEZZ+Frutiger-Roman1" style:font-family-complex="GDDEZZ+Frutiger-Roman, Arial" style:font-family-generic-complex="system" style:font-pitch-complex="variable" style:font-size-complex="8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Base" style:display-name="Heading Base" style:family="paragraph" style:parent-style-name="Text_20_body" style:next-style-name="Text_20_body" style:default-outline-level="">
      <style:paragraph-properties fo:margin-top="0.423cm" fo:margin-bottom="0.423cm" style:contextual-spacing="false" fo:keep-together="always" fo:keep-with-next="always"/>
      <style:text-properties fo:text-transform="uppercase"/>
    </style:style>
    <style:style style:name="Header_20_Base" style:display-name="Header Base" style:family="paragraph" style:parent-style-name="Standard" style:default-outline-level="">
      <style:paragraph-properties fo:margin-left="-3.81cm" fo:margin-right="0cm" fo:margin-top="0.388cm" fo:margin-bottom="0.388cm" style:contextual-spacing="false" style:line-height-at-least="0.388cm" fo:text-indent="0cm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 style:default-outline-level="">
      <style:paragraph-properties fo:margin-top="0cm" fo:margin-bottom="0.388cm" style:contextual-spacing="false"/>
      <style:text-properties fo:font-size="24pt" fo:letter-spacing="-0.035cm" style:font-size-asian="24pt" style:font-size-complex="24pt"/>
    </style:style>
    <style:style style:name="Section_20_Title" style:display-name="Section Title" style:family="paragraph" style:parent-style-name="Standard" style:next-style-name="Objective" style:default-outline-level="">
      <style:paragraph-properties fo:margin-top="0.388cm" fo:margin-bottom="0cm" style:contextual-spacing="false" style:line-height-at-least="0.388cm" fo:text-align="start" style:justify-single-word="false" fo:padding-left="0cm" fo:padding-right="0cm" fo:padding-top="0cm" fo:padding-bottom="0.035cm" fo:border-left="none" fo:border-right="none" fo:border-top="none" fo:border-bottom="0.51pt solid #808080"/>
      <style:text-properties fo:text-transform="uppercase" fo:font-size="10pt" fo:letter-spacing="0.026cm" style:font-size-asian="10pt" style:font-size-complex="10pt"/>
    </style:style>
    <style:style style:name="Objective" style:family="paragraph" style:parent-style-name="Standard" style:next-style-name="Text_20_body" style:default-outline-level="">
      <style:paragraph-properties fo:margin-top="0.106cm" fo:margin-bottom="0.388cm" style:contextual-spacing="false" style:line-height-at-least="0.388cm"/>
    </style:style>
    <style:style style:name="Company_20_Name" style:display-name="Company Name" style:family="paragraph" style:parent-style-name="Standard" style:next-style-name="Job_20_Title" style:default-outline-level="">
      <style:paragraph-properties fo:margin-top="0.388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Job_20_Title" style:display-name="Job Title" style:family="paragraph" style:next-style-name="Achievement" style:default-outline-level="">
      <style:paragraph-properties fo:margin-top="0.071cm" fo:margin-bottom="0.071cm" style:contextual-spacing="false" style:line-height-at-least="0.388cm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.5pt" fo:letter-spacing="0.009cm" fo:language="en" fo:country="US" fo:font-style="italic" style:letter-kerning="false" style:font-name-asian="Arial1" style:font-family-asian="Arial" style:font-family-generic-asian="system" style:font-pitch-asian="variable" style:font-size-asian="11.5pt" style:language-asian="zh" style:country-asian="CN" style:font-style-asian="italic" style:font-name-complex="Garamond1" style:font-family-complex="Garamond" style:font-family-generic-complex="system" style:font-pitch-complex="variable" style:font-size-complex="11.5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chievement" style:family="paragraph" style:parent-style-name="Text_20_body" style:default-outline-level="" style:list-style-name="WWNum4">
      <style:paragraph-properties fo:margin-left="0.423cm" fo:margin-right="0cm" fo:margin-top="0cm" fo:margin-bottom="0.106cm" style:contextual-spacing="false" fo:text-indent="-0.423cm" style:auto-text-indent="false"/>
    </style:style>
    <style:style style:name="Name" style:family="paragraph" style:parent-style-name="Standard" style:next-style-name="Standard" style:default-outline-level="">
      <style:paragraph-properties fo:margin-top="0cm" fo:margin-bottom="0.776cm" style:contextual-spacing="false" style:line-height-at-least="0.423cm" fo:text-align="center" style:justify-single-word="false"/>
      <style:text-properties fo:text-transform="uppercase" fo:font-size="22pt" fo:letter-spacing="0.141cm" style:font-size-asian="22pt" style:font-size-complex="22pt"/>
    </style:style>
    <style:style style:name="Date" style:family="paragraph" style:parent-style-name="Text_20_body" style:default-outline-level="">
      <style:paragraph-properties fo:keep-with-next="always"/>
    </style:style>
    <style:style style:name="City_2f_State" style:display-name="City/State" style:family="paragraph" style:parent-style-name="Text_20_body" style:next-style-name="Text_20_body" style:default-outline-level="">
      <style:paragraph-properties fo:keep-with-next="always"/>
    </style:style>
    <style:style style:name="Institution" style:family="paragraph" style:parent-style-name="Standard" style:next-style-name="Achievement" style:default-outline-level="">
      <style:paragraph-properties fo:margin-top="0.106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Base" style:default-outline-level="" style:class="extra"/>
    <style:style style:name="Footer" style:family="paragraph" style:parent-style-name="Header_20_Base" style:default-outline-level="" style:class="extra">
      <style:paragraph-properties fo:margin-left="-3.81cm" fo:margin-right="-1.482cm" style:line-height-at-least="0.423cm" fo:text-align="start" style:justify-single-word="false" fo:text-indent="0cm" style:auto-text-indent="false">
        <style:tab-stops>
          <style:tab-stop style:position="1.482cm" style:type="right"/>
        </style:tab-stops>
      </style:paragraph-properties>
    </style:style>
    <style:style style:name="Address_20_1" style:display-name="Address 1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Section_20_Subtitle" style:display-name="Section Subtitle" style:family="paragraph" style:parent-style-name="Section_20_Title" style:next-style-name="Standard" style:default-outline-level="">
      <style:text-properties fo:font-variant="normal" fo:text-transform="none" fo:font-size="12pt" fo:letter-spacing="0.018cm" fo:font-style="italic" style:font-size-asian="12pt" style:font-style-asian="italic" style:font-size-complex="12pt" style:font-style-complex="italic"/>
    </style:style>
    <style:style style:name="Address_20_2" style:display-name="Address 2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1.27cm" fo:margin-right="0cm" fo:text-indent="0cm" style:auto-text-indent="false"/>
    </style:style>
    <style:style style:name="Personal_20_Data" style:display-name="Personal Data" style:family="paragraph" style:parent-style-name="Text_20_body" style:default-outline-level="">
      <style:paragraph-properties fo:margin-left="-1.905cm" fo:margin-right="1.905cm" fo:margin-top="0cm" fo:margin-bottom="0.212cm" style:contextual-spacing="false" fo:line-height="0.423cm" fo:text-indent="0cm" style:auto-text-indent="false"/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Company_20_Name_20_One" style:display-name="Company Name One" style:family="paragraph" style:parent-style-name="Company_20_Name" style:next-style-name="Job_20_Title" style:default-outline-level="">
      <style:paragraph-properties fo:margin-top="0.106cm" fo:margin-bottom="0cm" style:contextual-spacing="false"/>
    </style:style>
    <style:style style:name="No_20_Title" style:display-name="No Title" style:family="paragraph" style:parent-style-name="Section_20_Title" style:default-outline-level="">
      <style:paragraph-properties fo:padding="0cm" fo:border="none"/>
    </style:style>
    <style:style style:name="Personal_20_Info" style:display-name="Personal Info" style:family="paragraph" style:parent-style-name="Achievement" style:next-style-name="Achievement" style:default-outline-level="">
      <style:paragraph-properties fo:margin-left="0.432cm" fo:margin-right="0cm" fo:margin-top="0.388cm" fo:margin-bottom="0.106cm" style:contextual-spacing="false" fo:text-indent="-0.432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indent="0cm" style:auto-text-indent="false"/>
    </style:style>
    <style:style style:name="List_20_Bullet_20_3" style:display-name="List Bullet 3" style:family="paragraph" style:parent-style-name="Standard" style:default-outline-level="" style:list-style-name="WWNum3">
      <style:paragraph-properties fo:margin-left="1.27cm" fo:margin-right="0cm" fo:text-indent="-0.635cm" style:auto-text-indent="false">
        <style:tab-stops>
          <style:tab-stop style:position="5.08cm"/>
        </style:tab-stops>
      </style:paragraph-properties>
    </style:style>
    <style:style style:name="Body_20_Text_20_2" style:display-name="Body Text 2" style:family="paragraph" style:parent-style-name="Standard" style:default-outline-level="">
      <style:text-properties fo:font-size="10.5pt" style:font-size-asian="10.5pt" style:font-size-complex="10.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Heading_20_10" style:display-name="Heading 10" style:family="paragraph" style:parent-style-name="Heading" style:next-style-name="Text_20_body" style:default-outline-level="" style:list-style-name="WWNum2" style:class="text">
      <style:text-properties fo:font-size="10.5pt" fo:font-weight="bold" style:font-size-asian="10.5pt" style:font-weight-asian="bold" style:font-size-complex="10.5pt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fo:color="#0082e6" loext:opacity="100%"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 style:font-size-complex="10pt"/>
    </style:style>
    <style:style style:name="WW8Num5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0" style:family="text">
      <style:text-properties style:use-window-font-color="true" loext:opacity="0%" style:font-name="Symbol" fo:font-family="Symbol" style:font-family-generic="roman" style:font-pitch="variable" fo:font-size="12pt" fo:language="en" fo:country="GB" style:font-size-asian="12pt" style:language-asian="zh" style:country-asian="CN" style:font-name-complex="OpenSymbol3" style:font-family-complex="OpenSymbol, 'Arial Unicode MS'" style:font-family-generic-complex="system" style:font-pitch-complex="variable" style:font-size-complex="12pt" style:language-complex="ar" style:country-complex="SA"/>
    </style:style>
    <style:style style:name="WW8Num7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8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9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0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0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1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2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3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3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1" style:family="text">
      <style:text-properties style:use-window-font-color="true" loext:opacity="0%" style:font-name="OpenSymbol2" fo:font-family="OpenSymbol, 'Arial Unicode MS'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3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8z1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7z1" style:family="text">
      <style:text-properties style:font-name="OpenSymbol2" fo:font-family="OpenSymbol, 'Arial Unicode MS'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Wingdings" fo:font-family="Wingdings" style:font-family-generic="roman" style:font-pitch="variable"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WW8NumSt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St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-Default_20_Paragraph_20_Font" style:display-name="WW-Default Paragraph Font" style:family="text"/>
    <style:style style:name="Lead-in_20_Emphasis" style:display-name="Lead-in Emphasis" style:family="text">
      <style:text-properties style:font-name="Arial Black" fo:font-family="'Arial Black'" style:font-family-generic="roman" style:font-pitch="variable" fo:font-size="9pt" fo:letter-spacing="-0.011cm" style:font-size-asian="9pt" style:font-name-complex="Arial Black1" style:font-family-complex="'Arial Black'" style:font-family-generic-complex="system" style:font-pitch-complex="variable" style:font-size-complex="9pt"/>
    </style:style>
    <style:style style:name="Page_20_Number" style:display-name="Page Number" style:family="text">
      <style:text-properties fo:font-size="12pt" style:font-size-asian="12pt" style:font-size-complex="12pt"/>
    </style:style>
    <style:style style:name="Emphasis" style:family="text">
      <style:text-properties fo:text-transform="uppercase" style:font-name="Garamond" fo:font-family="Garamond" style:font-family-generic="roman" style:font-pitch="variable" fo:font-size="9pt" fo:letter-spacing="normal" style:font-size-asian="9pt" style:font-name-complex="Garamond1" style:font-family-complex="Garamond" style:font-family-generic-complex="system" style:font-pitch-complex="variable" style:font-size-complex="9pt"/>
    </style:style>
    <style:style style:name="Job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loext:opacity="0%" style:font-name="OpenSymbol2" fo:font-family="OpenSymbol, 'Arial Unicode MS'" style:font-family-generic="roman" style:font-pitch="variable" fo:font-size="12pt" style:font-name-asian="OpenSymbol3" style:font-family-asian="OpenSymbol, 'Arial Unicode MS'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Blue" style:display-name="Bullet Blue" style:family="text" style:parent-style-name="Bullet_20_Symbols">
      <style:text-properties fo:color="#0082e6" loext:opacity="100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5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7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8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0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11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13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14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15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16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17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18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9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0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22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23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2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2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2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2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2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0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31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32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33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34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35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36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37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38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4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4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OpenSymbol"/>
      </text:list-level-style-bullet>
      <text:list-level-style-bullet text:level="2" text:style-name="ListLabel_20_49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0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51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52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53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54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55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56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7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58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9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0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61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62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63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64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65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6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67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68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9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0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71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72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73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74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5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76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77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78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9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0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81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82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83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OpenSymbol"/>
      </text:list-level-style-bullet>
      <text:list-level-style-bullet text:level="2" text:style-name="ListLabel_20_85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86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87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88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9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90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91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92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5cm" fo:margin-right="0.75cm" fo:background-color="#ffffff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07T11:52:00</meta:creation-date>
    <meta:initial-creator>Mike Butler</meta:initial-creator>
    <dc:language>en-GB</dc:language>
    <meta:print-date>2026-03-12T22:21:06.632869656</meta:print-date>
    <dc:date>2026-03-12T22:30:55.847743404</dc:date>
    <meta:editing-cycles>349</meta:editing-cycles>
    <dc:title>FILE ATTENDANCE NOTE</dc:title>
    <meta:editing-duration>PT19H52M2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1" meta:paragraph-count="33" meta:word-count="505" meta:character-count="3746" meta:non-whitespace-character-count="3191"/>
    <meta:user-defined meta:name="LCID" meta:value-type="float">1033</meta:user-defined>
    <meta:user-defined meta:name="UseDefaultLanguage" meta:value-type="boolean">true</meta:user-defined>
    <meta:user-defined meta:name="Version" meta:value-type="float">99022200</meta:user-defined>
  </office:meta>
</office:document-meta>
</file>